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tocolo IPv6 </text:h>
      <text:p text:style-name="Text_20_body">Com o crescimento e expansão da web, a necessidade de endereço de IP é sempre crescente. Como o endereçamento é único, precisamos criar alternativas para endereçar os computadores e dispositivos. </text:p>
      <text:p text:style-name="Text_20_body">Sua empresa acabou de abrir uma filial no Brasil e necessita implantar uma rede de dados, mas o provedor disse que não tem mais espaço de endereçamento para o formato IPv4. </text:p>
      <text:p text:style-name="Text_20_body">Então, você, como gerente de TI, decidiu implantar uma rede com formato de endereço IPv6, e fez a consulta junto ao provedor, que disse que seria possível esse tipo de implementação, mas os equipamentos de rede têm que ser compatíveis com esse novo endereçamento. </text:p>
      <text:p text:style-name="Text_20_body">Mas essa implantação merece um estudo, e sabe-se que o endereço IPv4, por estar esgotado, necessita ser trocado pelo endereço IPv6. Você, como gerente de rede, precisa apresentar um relatório, a fim de relatar as diferenças do IPv4 para o IPv6. </text:p>
      <text:h text:style-name="Heading_20_3" text:outline-level="3">Vamos Praticar </text:h>
      <text:p text:style-name="Text_20_body">Faça um estudo sobre as diferenças do IPv4 para o IPv6 e quais as vantagens de se adotar o IPv6. Produza um relatório sobre o tema e implemente a rede de dados com o protocolo IPv6, usando o simulador de redes Packet Tracer. </text:p>
      <text:p text:style-name="Text_20_body"><text:span text:style-name="Strong_20_Emphasis">Ao final, disponibilize seu trabalho no fórum da seção. </text:span></text:p>
      <text:h text:style-name="Heading_20_1" text:outline-level="1">Referências </text:h>
      <text:p text:style-name="Text_20_body">KUROSE, J. F.; ROSS, K. W. <text:span text:style-name="Strong_20_Emphasis">Redes de computadores </text:span>: uma abordagem top-down. 6. ed. Belo Horizonte: Pearson, 2013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0:10:42.345366181</meta:creation-date>
    <dc:date>2023-11-30T20:10:52.192761331</dc:date>
    <meta:editing-duration>PT11S</meta:editing-duration>
    <meta:editing-cycles>1</meta:editing-cycles>
    <meta:document-statistic meta:table-count="0" meta:image-count="0" meta:object-count="0" meta:page-count="1" meta:paragraph-count="10" meta:word-count="222" meta:character-count="1314" meta:non-whitespace-character-count="1092"/>
    <meta:generator>LibreOffice/7.3.7.2$Linux_X86_64 LibreOffice_project/30$Build-2</meta:generator>
  </office:meta>
</office:document-meta>
</file>